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aramond" svg:font-family="Garamond" style:font-family-generic="roman"/>
    <style:font-face style:name="Source Code Pro Semibold" svg:font-family="'Source Code Pro Semibold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9944in" fo:margin-left="0.9264in" fo:margin-right="0.0042in" table:align="margins"/>
    </style:style>
    <style:style style:name="Table1.A" style:family="table-column">
      <style:table-column-properties style:column-width="1.4396in" style:rel-column-width="2073*"/>
    </style:style>
    <style:style style:name="Table1.B" style:family="table-column">
      <style:table-column-properties style:column-width="4.5549in" style:rel-column-width="6559*"/>
    </style:style>
    <style:style style:name="Table1.B1" style:family="table-cell">
      <style:table-cell-properties fo:padding="0in" fo:border="none"/>
    </style:style>
    <style:style style:name="P1" style:family="paragraph" style:parent-style-name="Standard">
      <style:text-properties officeooo:rsid="0018954a" officeooo:paragraph-rsid="0018954a"/>
    </style:style>
    <style:style style:name="P2" style:family="paragraph" style:parent-style-name="Standard">
      <style:text-properties fo:font-weight="bold" officeooo:rsid="0018954a" officeooo:paragraph-rsid="0018954a" style:font-weight-asian="bold" style:font-weight-complex="bold"/>
    </style:style>
    <style:style style:name="P3" style:family="paragraph" style:parent-style-name="Standard">
      <style:text-properties fo:font-weight="bold" officeooo:rsid="0018fc65" officeooo:paragraph-rsid="0018954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9dfbb" officeooo:paragraph-rsid="0019dfbb" style:font-weight-asian="bold" style:font-weight-complex="bold"/>
    </style:style>
    <style:style style:name="P5" style:family="paragraph" style:parent-style-name="Standard">
      <style:text-properties fo:font-weight="normal" officeooo:rsid="0018fc65" officeooo:paragraph-rsid="0018954a" style:font-weight-asian="normal" style:font-weight-complex="normal"/>
    </style:style>
    <style:style style:name="P6" style:family="paragraph" style:parent-style-name="Standard">
      <style:text-properties officeooo:rsid="0018fc65" officeooo:paragraph-rsid="0018fc65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weight="bold" officeooo:rsid="0018fc65" officeooo:paragraph-rsid="0018fc65" style:font-weight-asian="bold" style:font-weight-complex="bold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weight="bold" officeooo:rsid="0019dfbb" officeooo:paragraph-rsid="0019dfbb" style:font-weight-asian="bold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weight="bold" officeooo:rsid="0018fc65" officeooo:paragraph-rsid="0018fc65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weight="bold" officeooo:rsid="0019dfbb" officeooo:paragraph-rsid="0019dfbb" style:font-weight-asian="bold" style:font-weight-complex="bold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officeooo:paragraph-rsid="0018fc65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font-weight="bold" officeooo:rsid="0018fc65" officeooo:paragraph-rsid="0018fc65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weight="bold" officeooo:rsid="0018fc65" officeooo:paragraph-rsid="0018fc65" style:font-weight-asian="bold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weight="bold" officeooo:rsid="0018fc65" officeooo:paragraph-rsid="0019dfbb" style:font-weight-asian="bold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weight="bold" officeooo:rsid="0019dfbb" officeooo:paragraph-rsid="0019dfbb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weight="bold" officeooo:rsid="001baaea" officeooo:paragraph-rsid="001baaea" style:font-weight-asian="bold" style:font-weight-complex="bold"/>
    </style:style>
    <style:style style:name="P17" style:family="paragraph" style:parent-style-name="Standard">
      <style:paragraph-properties fo:margin-left="1in" fo:margin-right="0in" fo:text-indent="0in" style:auto-text-indent="false"/>
      <style:text-properties fo:font-weight="bold" officeooo:rsid="0019dfbb" officeooo:paragraph-rsid="0019dfb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54a" style:font-weight-asian="bold" style:font-weight-complex="bold"/>
    </style:style>
    <style:style style:name="T3" style:family="text">
      <style:text-properties fo:font-weight="bold" officeooo:rsid="0018fc6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fc65" style:font-weight-asian="normal" style:font-weight-complex="normal"/>
    </style:style>
    <style:style style:name="T6" style:family="text">
      <style:text-properties fo:font-weight="normal" officeooo:rsid="0018954a" style:font-weight-asian="normal" style:font-weight-complex="normal"/>
    </style:style>
    <style:style style:name="T7" style:family="text">
      <style:text-properties fo:font-weight="normal" officeooo:rsid="0019dfb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nnel Context continued</text:p>
      <text:p text:style-name="Standard"/>
      <text:p text:style-name="P1">When the output is to a Channel Component, <text:span text:style-name="T1">resume()</text:span> and <text:span text:style-name="T1">pause()</text:span> need to connect and disconnect. From one Channel Component to another it doesn’t matter, since they never <text:span text:style-name="T1">pause()</text:span>, but it’s essential to start them all with <text:span text:style-name="T1">resume()</text:span></text:p>
      <text:p text:style-name="P1"><text:span text:style-name="T1"/></text:p>
      <text:p text:style-name="P1"/>
      <text:p text:style-name="P6"><text:span text:style-name="T1">MonoComponent.</text:span><text:span text:style-name="T2">setOutput() </text:span><text:span text:style-name="T6">- </text:span><text:span text:style-name="T4">5 versions, 1 unused; 2 essential. Here are the original versions:</text:span></text:p>
      <text:p text:style-name="P2"><text:span text:style-name="T5"/></text:p>
      <text:p text:style-name="P7">setOutput<text:span text:style-name="T4">(MonoComponent comp, WiredIntSupplier output) {</text:span></text:p>
      <text:p text:style-name="P7"><text:span text:style-name="T4"><text:tab/><text:tab/>comp.addInput(output);</text:span></text:p>
      <text:p text:style-name="P7"><text:span text:style-name="T4">}</text:span></text:p>
      <text:p text:style-name="P7">setOutput<text:span text:style-name="T4">(MonoComponent comp, String select, WiredIntSupplier output) {</text:span></text:p>
      <text:p text:style-name="P7"><text:span text:style-name="T4"><text:tab/><text:tab/>comp.addInput(output, select);</text:span></text:p>
      <text:p text:style-name="P7"><text:span text:style-name="T4">}</text:span></text:p>
      <text:p text:style-name="P7"><text:span text:style-name="T4"/></text:p>
      <text:p text:style-name="P8"><text:span text:style-name="T4">switch(comp.context) {</text:span></text:p>
      <text:p text:style-name="P17"><text:span text:style-name="T4">case </text:span>Voice<text:span text:style-name="T4">: add wire to </text:span>Voice<text:span text:style-name="T4">.wiredIntSupplierPool</text:span></text:p>
      <text:p text:style-name="P17"><text:span text:style-name="T4">case </text:span>Channel<text:span text:style-name="T4">: add wire to </text:span>ChannelVoicePool<text:span text:style-name="T4">.wiredIntSupplierPool</text:span></text:p>
      <text:p text:style-name="P8"><text:span text:style-name="T4">}</text:span></text:p>
      <text:p text:style-name="P7"><text:span text:style-name="T4"/></text:p>
      <text:p text:style-name="P9"><text:span text:style-name="T4">Q: what is all the new stuff, and why? </text:span></text:p>
      <text:p text:style-name="P9"><text:span text:style-name="T4"/></text:p>
      <text:p text:style-name="P10">Component Owner </text:p>
      <text:p text:style-name="P11"><text:span text:style-name="T5">Both </text:span><text:span text:style-name="T3">Voice</text:span><text:span text:style-name="T5"> and </text:span><text:span text:style-name="T3">ChannelVoicePool</text:span><text:span text:style-name="T5"> need to implement t</text:span><text:span text:style-name="T7">he below</text:span><text:span text:style-name="T5">. They are the methods of </text:span><text:span text:style-name="T3">Voice</text:span><text:span text:style-name="T5"> that Components have been calling. </text:span></text:p>
      <text:p text:style-name="P12"><text:span text:style-name="T4"/></text:p>
      <text:p text:style-name="P12"><text:span text:style-name="T4">public interface </text:span>ComponentOwner<text:span text:style-name="T4"> {</text:span></text:p>
      <text:p text:style-name="P12"><text:span text:style-name="T4"/>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0">OK</text:p>
          </table:table-cell>
          <table:table-cell table:style-name="Table1.B1" office:value-type="string">
            <text:p text:style-name="P9"><text:span text:style-name="T4"><text:s text:c="4"/>WiredIntSupplierPool </text:span>getWiredIntSupplierPool<text:span text:style-name="T4">();</text:span></text:p>
          </table:table-cell>
        </table:table-row>
        <table:table-row>
          <table:table-cell office:value-type="string">
            <text:p text:style-name="P10">Voice only (OK)</text:p>
          </table:table-cell>
          <table:table-cell table:style-name="Table1.B1" office:value-type="string">
            <text:p text:style-name="P9"><text:span text:style-name="T4"><text:s text:c="4"/>void </text:span>setWaitForEnv<text:span text:style-name="T4">(boolean exit);</text:span></text:p>
          </table:table-cell>
        </table:table-row>
        <table:table-row>
          <table:table-cell office:value-type="string">
            <text:p text:style-name="P9"/>
          </table:table-cell>
          <table:table-cell table:style-name="Table1.B1" office:value-type="string">
            <text:p text:style-name="P14"><text:span text:style-name="T4"><text:s text:c="4"/></text:span></text:p>
            <text:p text:style-name="P14"><text:span text:style-name="T4"><text:s text:c="4"/>void </text:span>addInput<text:span text:style-name="T4">(WiredIntSupplier output);</text:span></text:p>
            <text:p text:style-name="P9"><text:span text:style-name="T4"/></text:p>
          </table:table-cell>
        </table:table-row>
        <table:table-row>
          <table:table-cell office:value-type="string">
            <text:p text:style-name="P9"/>
          </table:table-cell>
          <table:table-cell table:style-name="Table1.B1" office:value-type="string">
            <text:p text:style-name="P9"><text:span text:style-name="T4"><text:s text:c="4"/>void </text:span>addInput<text:span text:style-name="T4">(WiredIntSupplier output, String select);</text:span></text:p>
            <text:p text:style-name="P9"><text:span text:style-name="T4"/></text:p>
          </table:table-cell>
        </table:table-row>
        <table:table-row>
          <table:table-cell office:value-type="string">
            <text:p text:style-name="P9"/>
          </table:table-cell>
          <table:table-cell table:style-name="Table1.B1" office:value-type="string">
            <text:p text:style-name="P9"><text:span text:style-name="T4"><text:s text:c="4"/>void </text:span>addChannelInput<text:span text:style-name="T4">(ChannelInput ci);</text:span></text:p>
            <text:p text:style-name="P9"><text:span text:style-name="T4"/></text:p>
          </table:table-cell>
        </table:table-row>
        <table:table-row>
          <table:table-cell office:value-type="string">
            <text:p text:style-name="P16">OK – moved into parent class</text:p>
          </table:table-cell>
          <table:table-cell table:style-name="Table1.B1" office:value-type="string">
            <text:p text:style-name="P9"><text:span text:style-name="T4"><text:s text:c="4"/>void </text:span>addMidiListeners<text:span text:style-name="T4">(MonoComponent comp, Map compSpec);</text:span></text:p>
            <text:p text:style-name="P9"><text:span text:style-name="T4"/></text:p>
          </table:table-cell>
        </table:table-row>
      </table:table>
      <text:p text:style-name="P12"><text:span text:style-name="T4"/></text:p>
      <text:p text:style-name="P12"><text:span text:style-name="T4">}</text:span></text:p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aramond" svg:font-family="Garamond" style:font-family-generic="roman"/>
    <style:font-face style:name="Source Code Pro Semibold" svg:font-family="'Source Code Pro Semibold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aramond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Garamond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7652413 </meta:initial-creator>
    <meta:creation-date>2020-07-12T14:04:32.800000000</meta:creation-date>
    <dc:date>2020-07-12T15:04:58.642000000</dc:date>
    <dc:creator>7652413 </dc:creator>
    <meta:editing-duration>PT1H23S</meta:editing-duration>
    <meta:editing-cycles>5</meta:editing-cycles>
    <meta:generator>LibreOffice/6.3.2.2$Windows_X86_64 LibreOffice_project/98b30e735bda24bc04ab42594c85f7fd8be07b9c</meta:generator>
    <meta:document-statistic meta:table-count="1" meta:image-count="0" meta:object-count="0" meta:page-count="1" meta:paragraph-count="28" meta:word-count="152" meta:character-count="1224" meta:non-whitespace-character-count="1063"/>
  </office:meta>
</office:document-meta>
</file>